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7791" officeooo:paragraph-rsid="001e7791"/>
    </style:style>
    <style:style style:name="P2" style:family="paragraph" style:parent-style-name="Standard">
      <style:text-properties fo:language="en" fo:country="US" officeooo:rsid="001e7791" officeooo:paragraph-rsid="001fd883"/>
    </style:style>
    <style:style style:name="T1" style:family="text">
      <style:text-properties officeooo:rsid="001eb7c5"/>
    </style:style>
    <style:style style:name="T2" style:family="text">
      <style:text-properties fo:language="ru" fo:country="RU" officeooo:rsid="001fd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iaomi_Redmi_12 <text:s text:c="8"/>14999 <text:s text:c="8"/><text:span text:style-name="T1">Xiaomi <text:s text:c="6"/>2022 <text:s text:c="7"/>Android <text:s text:c="15"/></text:span></text:p>
      <text:p text:style-name="P2">Realme_C55 <text:s text:c="18"/>20999 <text:s text:c="8"/><text:span text:style-name="T1">Realme <text:s text:c="6"/>2023 <text:s text:c="7"/>BlackBerry_OS</text:span></text:p>
      <text:p text:style-name="P2">HONOR_X9b <text:s text:c="16"/>30999 <text:s text:c="8"/><text:span text:style-name="T1">Huawei <text:s text:c="7"/>2019 <text:s text:c="6"/>Android</text:span></text:p>
      <text:p text:style-name="P2">Samsung_Galaxy_A15 <text:s text:c="2"/>16999 <text:s text:c="8"/><text:span text:style-name="T1">Samsung <text:s text:c="5"/>2018 <text:s text:c="6"/>BlackBerry_OS</text:span></text:p>
      <text:p text:style-name="P2">Realme_C51 <text:s text:c="19"/>7999 <text:s text:c="11"/><text:span text:style-name="T1">Realme <text:s text:c="6"/>2020 <text:s text:c="7"/>Android</text:span></text:p>
      <text:p text:style-name="P1">Iphone_15 <text:s text:c="22"/>102999 <text:s text:c="6"/><text:span text:style-name="T1">Apple <text:s text:c="10"/>2023 <text:s text:c="6"/>IOS</text:span></text:p>
      <text:p text:style-name="P2">Xiaomi_Redmi_A2 <text:s text:c="8"/>5999 <text:s text:c="11"/><text:span text:style-name="T1">Xiaomi <text:s text:c="7"/>2021 <text:s text:c="6"/>Android</text:span></text:p>
      <text:p text:style-name="P2">Realme_Note_50 <text:s text:c="11"/>6999 <text:s text:c="11"/><text:span text:style-name="T1">Realme <text:s text:c="8"/>2024 <text:s text:c="5"/>BlackBerry_OS</text:span></text:p>
      <text:p text:style-name="P2">Iphone_14 <text:s text:c="22"/><text:span text:style-name="T1">87999 <text:s text:c="9"/>Apple <text:s text:c="11"/>2022 <text:s text:c="4"/>IOS</text:span></text:p>
      <text:p text:style-name="P2">Samsung_Galaxy_A54 <text:s text:c="3"/>29999 <text:s text:c="9"/><text:span text:style-name="T1">Samsung <text:s text:c="6"/>2020 <text:s text:c="4"/>Androi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3</meta:editing-cycles>
    <meta:generator>LibreOffice/5.2.2.2$Windows_x86 LibreOffice_project/8f96e87c890bf8fa77463cd4b640a2312823f3ad</meta:generator>
    <dc:date>2024-03-11T16:43:45.658000000</dc:date>
    <meta:document-statistic meta:table-count="0" meta:image-count="0" meta:object-count="0" meta:page-count="1" meta:paragraph-count="10" meta:word-count="50" meta:character-count="759" meta:non-whitespace-character-count="355"/>
    <meta:user-defined meta:name="Info 1"/>
    <meta:user-defined meta:name="Info 2"/>
    <meta:user-defined meta:name="Info 3"/>
    <meta:user-defined meta:name="Info 4"/>
  </office:meta>
</office:document-meta>
</file>